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stem-ui" svg:font-family="system-ui, apple-system, 'Segoe UI', Roboto, 'Helvetica Neue', 'Noto Sans', 'Liberation Sans', Arial, sans-serif, 'Apple Color Emoji', 'Segoe UI Emoji', 'Segoe UI Symbol', 'Noto Color Emoji'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fo:font-size="16pt" fo:font-weight="bold" officeooo:rsid="000c001c" officeooo:paragraph-rsid="000c001c" style:font-size-asian="16pt" style:font-weight-asian="bold" style:font-size-complex="16pt" style:font-weight-complex="bold"/>
    </style:style>
    <style:style style:name="P3" style:family="paragraph" style:parent-style-name="Text_20_body">
      <style:text-properties fo:font-style="italic" style:font-style-asian="italic" style:font-style-complex="italic"/>
    </style:style>
    <style:style style:name="P4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25cm" style:contextual-spacing="false" style:line-height-at-least="0.476cm" fo:orphans="2" fo:widows="2" fo:text-indent="0cm" style:auto-text-indent="false" fo:background-color="#ffffff"/>
      <style:text-properties fo:font-variant="normal" fo:text-transform="none" fo:color="#212529" loext:opacity="100%" style:font-name="Liberation Serif" fo:font-size="12pt" fo:letter-spacing="normal" fo:font-style="normal" fo:font-weight="normal"/>
    </style:style>
    <style:style style:name="P5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25cm" style:contextual-spacing="false" style:line-height-at-least="0.476cm" fo:orphans="2" fo:widows="2" fo:text-indent="0cm" style:auto-text-indent="false" fo:background-color="#ffffff"/>
    </style:style>
    <style:style style:name="P6" style:family="paragraph" style:parent-style-name="Text_20_body">
      <style:text-properties style:font-name="Liberation Seri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212529" loext:opacity="100%" style:font-name="system-ui" fo:font-size="12pt" fo:letter-spacing="normal" fo:font-style="normal" fo:font-weight="normal"/>
    </style:style>
    <style:style style:name="T3" style:family="text">
      <style:text-properties fo:font-variant="normal" fo:text-transform="none" fo:color="#212529" loext:opacity="100%" style:font-name="system-ui" fo:font-size="12pt" fo:letter-spacing="normal" fo:font-style="normal" fo:font-weight="normal" fo:background-color="transparent" loext:char-shading-value="0"/>
    </style:style>
    <style:style style:name="T4" style:family="text">
      <style:text-properties fo:font-variant="normal" fo:text-transform="none" fo:color="#212529" loext:opacity="100%" style:font-name="system-ui" fo:font-size="12pt" fo:letter-spacing="normal" fo:font-style="normal" fo:font-weight="normal" fo:background-color="transparent" loext:char-shading-value="0"/>
    </style:style>
    <style:style style:name="T5" style:family="text">
      <style:text-properties fo:font-variant="normal" fo:text-transform="none" fo:color="#212529" loext:opacity="100%" style:font-name="system-ui" fo:font-size="12pt" fo:letter-spacing="normal" fo:font-style="normal" fo:font-weight="bold"/>
    </style:style>
    <style:style style:name="T6" style:family="text">
      <style:text-properties fo:font-variant="normal" fo:text-transform="none" fo:color="#212529" loext:opacity="100%" fo:font-size="12pt" fo:letter-spacing="normal" fo:font-style="normal" fo:font-weight="normal"/>
    </style:style>
    <style:style style:name="T7" style:family="text">
      <style:text-properties fo:font-variant="normal" fo:text-transform="none" fo:color="#212529" loext:opacity="100%" fo:font-size="12pt" fo:letter-spacing="normal" fo:font-style="normal" fo:font-weight="normal" fo:background-color="transparent" loext:char-shading-value="0"/>
    </style:style>
    <style:style style:name="T8" style:family="text">
      <style:text-properties fo:font-variant="normal" fo:text-transform="none" fo:color="#212529" loext:opacity="100%" fo:font-size="12pt" fo:letter-spacing="normal" fo:font-style="normal" fo:font-weight="bold"/>
    </style:style>
    <style:style style:name="T9" style:family="text">
      <style:text-properties fo:font-variant="normal" fo:text-transform="none" fo:color="#212529" loext:opacity="100%" style:font-name="Liberation Serif" fo:font-size="12pt" fo:letter-spacing="normal" fo:font-style="normal" fo:font-weight="bold"/>
    </style:style>
    <style:style style:name="T10" style:family="text">
      <style:text-properties fo:font-variant="normal" fo:text-transform="none" fo:color="#212529" loext:opacity="100%" style:font-name="Liberation Serif" fo:font-size="12pt" fo:letter-spacing="normal" fo:font-style="normal" fo:font-weight="normal"/>
    </style:style>
    <style:style style:name="T11" style:family="text">
      <style:text-properties fo:font-variant="normal" fo:text-transform="none" fo:color="#212529" loext:opacity="100%" style:font-name="Liberation Serif" fo:font-size="12pt" fo:letter-spacing="normal" fo:font-style="normal" fo:font-weight="normal" fo:background-color="transparent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ets e Crianças: A Dupla Perfeita</text:p>
      <text:p text:style-name="P3">Descubra como a convivência com pets pode ser benéfica para o desenvolvimento emocional, social e responsável das crianças.</text:p>
      <text:p text:style-name="P3"/>
      <text:p text:style-name="P6"><text:tab/><text:span text:style-name="T6">A relação entre pets e crianças é uma das coisas mais bonitas e encantadoras de se testemunhar. Essa dupla perfeita traz benefícios inestimáveis para ambas as partes, criando laços de amor, amizade e companheirismo que durarão por toda a vida. Nesta postagem, vamos explorar os motivos pelos quais pets e crianças se complementam tão bem e como essa conexão pode enriquecer a infância das crianças de forma especial.</text:span></text:p>
      <text:p text:style-name="P5"><text:span text:style-name="Strong_20_Emphasis"><text:span text:style-name="T9">1. Companheirismo Incondicional:</text:span></text:span><text:span text:style-name="T11"> P</text:span><text:span text:style-name="T10">ets são amigos incondicionais que nunca julgam, sempre escutam e oferecem carinho verdadeiro. Eles são parceiros perfeitos para as crianças, proporcionando-lhes uma amizade genuína e um confidente fiel.</text:span></text:p>
      <text:p text:style-name="P5"><text:span text:style-name="Strong_20_Emphasis"><text:span text:style-name="T9">2. Lições de Responsabilidade:</text:span></text:span><text:span text:style-name="T10"> Cuidar de um pet ensina às crianças importantes lições de responsabilidade. Alimentar, passear, brincar e cuidar do bem-estar do animal desenvolve um senso de comprometimento e dedicação que durará por toda a vida.</text:span></text:p>
      <text:p text:style-name="P5"><text:span text:style-name="Strong_20_Emphasis"><text:span text:style-name="T9">3. Estímulo à Atividade Física:</text:span></text:span><text:span text:style-name="T10"> A presença de um pet incentiva as crianças a se tornarem mais ativas. Brincar com o pet, correr e passear ao ar livre promove um estilo de vida saudável e ativo.</text:span></text:p>
      <text:p text:style-name="P5"><text:span text:style-name="Strong_20_Emphasis"><text:span text:style-name="T9">4. Desenvolvimento Social e Emocional:</text:span></text:span><text:span text:style-name="T10"> Pets ajudam as crianças a desenvolverem habilidades sociais e emocionais. Através da interação com os animais, as crianças aprendem a expressar emoções, compreender a empatia e a importância de cuidar e respeitar outros seres vivos.</text:span></text:p>
      <text:p text:style-name="P5"><text:span text:style-name="Strong_20_Emphasis"><text:span text:style-name="T9">5. Combate à Solidão:</text:span></text:span><text:span text:style-name="T10"> Pets são companheiros constantes que podem ajudar a combater a solidão das crianças, especialmente em momentos de separação dos pais ou mudanças significativas.</text:span></text:p>
      <text:p text:style-name="P5"><text:span text:style-name="Strong_20_Emphasis"><text:span text:style-name="T9">6. Estímulo à Leitura:</text:span></text:span><text:span text:style-name="T10"> A presença de um pet pode incentivar as crianças a ler em voz alta para o animal, aumentando a confiança e a fluência na leitura.</text:span></text:p>
      <text:p text:style-name="P5"><text:span text:style-name="Strong_20_Emphasis"><text:span text:style-name="T9">7. Redução do Estresse:</text:span></text:span><text:span text:style-name="T10"> A interação com pets tem um efeito calmante nas crianças, ajudando a reduzir o estresse e a ansiedade.</text:span></text:p>
      <text:p text:style-name="P5"><text:span text:style-name="Strong_20_Emphasis"><text:span text:style-name="T9">8. Aprendizado sobre a Natureza:</text:span></text:span><text:span text:style-name="T10"> Cuidar de um pet permite que as crianças aprendam sobre a natureza e a importância de proteger os animais e o meio ambiente.</text:span></text:p>
      <text:p text:style-name="P5"><text:span text:style-name="Strong_20_Emphasis"><text:span text:style-name="T9">9. Amor Inesgotável:</text:span></text:span><text:span text:style-name="T10"> A conexão entre pets e crianças é baseada em um amor inesgotável e puro. Esse laço especial é uma fonte de conforto, felicidade e apoio emocional para ambas as partes.</text:span></text:p>
      <text:p text:style-name="P5"><text:span text:style-name="Strong_20_Emphasis"><text:span text:style-name="T9">10. Memórias Inesquecíveis:</text:span></text:span><text:span text:style-name="T10"> As experiências compartilhadas entre pets e crianças criam memórias inesquecíveis que durarão para sempre. Essa vivência é um legado valioso que as crianças levarão consigo ao longo da vida.</text:span></text:p>
      <text:p text:style-name="P4">A presença de um pet na vida de uma criança é uma bênção que contribui para o seu crescimento e desenvolvimento de maneira única. A amizade sincera e o amor incondicional entre pets e crianças criam uma conexão especial que vai além das palavras e fortalece os laços familiares. Ao proporcionar essa dupla perfeita, estamos construindo um futuro repleto de valores, compaixão e respeito pelos seres vivos que compartilham conosco esse belo planeta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stem-ui" svg:font-family="system-ui, apple-system, 'Segoe UI', Roboto, 'Helvetica Neue', 'Noto Sans', 'Liberation Sans', Arial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9T20:45:09.615000000</meta:creation-date>
    <dc:date>2023-08-07T08:41:50.525000000</dc:date>
    <meta:editing-duration>PT1H10M57S</meta:editing-duration>
    <meta:editing-cycles>10</meta:editing-cycles>
    <meta:generator>LibreOffice/7.5.4.2$Windows_X86_64 LibreOffice_project/36ccfdc35048b057fd9854c757a8b67ec53977b6</meta:generator>
    <meta:document-statistic meta:table-count="0" meta:image-count="0" meta:object-count="0" meta:page-count="1" meta:paragraph-count="14" meta:word-count="480" meta:character-count="2989" meta:non-whitespace-character-count="2522"/>
  </office:meta>
</office:document-meta>
</file>